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dash" draw:stroke-dash="Dash_20_2" svg:stroke-width="0.026cm" svg:stroke-color="#008080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2" style:family="graphic" style:parent-style-name="standard">
      <style:graphic-properties draw:stroke="dash" draw:stroke-dash="Dash_20_2" svg:stroke-width="0.026cm" svg:stroke-color="#008080" draw:stroke-linejoin="miter" draw:fill="solid" draw:fill-color="#cccccc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dash" draw:stroke-dash="Dash_20_2" svg:stroke-width="0.026cm" svg:stroke-color="#008080" draw:stroke-linejoin="miter" draw:fill="solid" draw:fill-color="#b3b3b3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4" style:family="graphic" style:parent-style-name="standard">
      <style:graphic-properties draw:stroke="dash" draw:stroke-dash="Dash_20_2" svg:stroke-width="0.026cm" svg:stroke-color="#008080" draw:stroke-linejoin="miter" draw:fill="solid" draw:fill-color="#999999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" style:family="graphic" style:parent-style-name="standard">
      <style:graphic-properties draw:stroke="solid" svg:stroke-width="0.026cm" svg:stroke-color="#000000" draw:stroke-linejoin="miter" draw:fill="solid" draw:fill-color="#ffff0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7" style:family="graphic" style:parent-style-name="standard">
      <style:graphic-properties draw:stroke="solid" svg:stroke-width="0.026cm" svg:stroke-color="#000000" draw:stroke-linejoin="miter" draw:fill="solid" draw:fill-color="#00cc99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8" style:family="graphic" style:parent-style-name="standard">
      <style:graphic-properties draw:stroke="solid" svg:stroke-width="0.026cm" svg:stroke-color="#000000" draw:stroke-linejoin="miter" draw:fill="solid" draw:fill-color="#800000" draw:fill-image-width="0cm" draw:fill-image-height="0cm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9" style:family="graphic" style:parent-style-name="standard">
      <style:graphic-properties draw:stroke="solid" svg:stroke-width="0.026cm" svg:stroke-color="#000000" draw:stroke-linejoin="miter" draw:fill="solid" draw:fill-color="#ffff00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00cc99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11" style:family="graphic" style:parent-style-name="standard">
      <style:graphic-properties draw:stroke="solid" svg:stroke-width="0.026cm" svg:stroke-color="#000000" draw:stroke-linejoin="miter" draw:fill="solid" draw:fill-color="#ff000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2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08cm" fo:min-width="1.048cm" fo:padding-top="0cm" fo:padding-bottom="0cm" fo:padding-left="0cm" fo:padding-right="0cm" fo:wrap-option="no-wrap" draw:shadow-color="#808080"/>
    </style:style>
    <style:style style:name="gr13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08cm" fo:min-width="1.319cm" fo:padding-top="0cm" fo:padding-bottom="0cm" fo:padding-left="0cm" fo:padding-right="0cm" fo:wrap-option="no-wrap" draw:shadow-color="#808080"/>
    </style:style>
    <style:style style:name="gr14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08cm" fo:min-width="0.193cm" fo:padding-top="0cm" fo:padding-bottom="0cm" fo:padding-left="0cm" fo:padding-right="0cm" fo:wrap-option="no-wrap" draw:shadow-color="#808080"/>
    </style:style>
    <style:style style:name="gr15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08cm" fo:min-width="0.193cm" fo:padding-top="0cm" fo:padding-bottom="0cm" fo:padding-left="0cm" fo:padding-right="0cm" fo:wrap-option="no-wrap" draw:shadow-color="#808080"/>
    </style:style>
    <style:style style:name="gr16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08cm" fo:min-width="0.193cm" fo:padding-top="0cm" fo:padding-bottom="0cm" fo:padding-left="0cm" fo:padding-right="0cm" fo:wrap-option="no-wrap" draw:shadow-color="#808080"/>
    </style:style>
    <style:style style:name="gr17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08cm" fo:min-width="0.193cm" fo:padding-top="0cm" fo:padding-bottom="0cm" fo:padding-left="0cm" fo:padding-right="0cm" fo:wrap-option="no-wrap" draw:shadow-color="#808080"/>
    </style:style>
    <style:style style:name="gr18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08cm" fo:min-width="0.193cm" fo:padding-top="0cm" fo:padding-bottom="0cm" fo:padding-left="0cm" fo:padding-right="0cm" fo:wrap-option="no-wrap" draw:shadow-color="#808080"/>
    </style:style>
    <style:style style:name="gr19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08cm" fo:min-width="0.193cm" fo:padding-top="0cm" fo:padding-bottom="0cm" fo:padding-left="0cm" fo:padding-right="0cm" fo:wrap-option="no-wrap" draw:shadow-color="#808080"/>
    </style:style>
    <style:style style:name="gr20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08cm" fo:min-width="0.193cm" fo:padding-top="0cm" fo:padding-bottom="0cm" fo:padding-left="0cm" fo:padding-right="0cm" fo:wrap-option="no-wrap" draw:shadow-color="#808080"/>
    </style:style>
    <style:style style:name="gr21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08cm" fo:min-width="0.193cm" fo:padding-top="0cm" fo:padding-bottom="0cm" fo:padding-left="0cm" fo:padding-right="0cm" fo:wrap-option="no-wrap" draw:shadow-color="#808080"/>
    </style:style>
    <style:style style:name="gr22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08cm" fo:min-width="0.193cm" fo:padding-top="0cm" fo:padding-bottom="0cm" fo:padding-left="0cm" fo:padding-right="0cm" fo:wrap-option="no-wrap" draw:shadow-color="#808080"/>
    </style:style>
    <style:style style:name="gr23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08cm" fo:min-width="0.193cm" fo:padding-top="0cm" fo:padding-bottom="0cm" fo:padding-left="0cm" fo:padding-right="0cm" fo:wrap-option="no-wrap" draw:shadow-color="#808080"/>
    </style:style>
    <style:style style:name="gr24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08cm" fo:min-width="0.193cm" fo:padding-top="0cm" fo:padding-bottom="0cm" fo:padding-left="0cm" fo:padding-right="0cm" fo:wrap-option="no-wrap" draw:shadow-color="#808080"/>
    </style:style>
    <style:style style:name="gr25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08cm" fo:min-width="0.193cm" fo:padding-top="0cm" fo:padding-bottom="0cm" fo:padding-left="0cm" fo:padding-right="0cm" fo:wrap-option="no-wrap" draw:shadow-color="#808080"/>
    </style:style>
    <style:style style:name="gr26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08cm" fo:min-width="0.193cm" fo:padding-top="0cm" fo:padding-bottom="0cm" fo:padding-left="0cm" fo:padding-right="0cm" fo:wrap-option="no-wrap" draw:shadow-color="#808080"/>
    </style:style>
    <style:style style:name="gr27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08cm" fo:min-width="0.193cm" fo:padding-top="0cm" fo:padding-bottom="0cm" fo:padding-left="0cm" fo:padding-right="0cm" fo:wrap-option="no-wrap" draw:shadow-color="#808080"/>
    </style:style>
    <style:style style:name="gr28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08cm" fo:min-width="0.193cm" fo:padding-top="0cm" fo:padding-bottom="0cm" fo:padding-left="0cm" fo:padding-right="0cm" fo:wrap-option="no-wrap" draw:shadow-color="#808080"/>
    </style:style>
    <style:style style:name="gr29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08cm" fo:min-width="0.193cm" fo:padding-top="0cm" fo:padding-bottom="0cm" fo:padding-left="0cm" fo:padding-right="0cm" fo:wrap-option="no-wrap" draw:shadow-color="#808080"/>
    </style:style>
    <style:style style:name="gr30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08cm" fo:min-width="0.26cm" fo:padding-top="0cm" fo:padding-bottom="0cm" fo:padding-left="0cm" fo:padding-right="0cm" fo:wrap-option="no-wrap" draw:shadow-color="#808080"/>
    </style:style>
    <style:style style:name="gr31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08cm" fo:min-width="0.26cm" fo:padding-top="0cm" fo:padding-bottom="0cm" fo:padding-left="0cm" fo:padding-right="0cm" fo:wrap-option="no-wrap" draw:shadow-color="#808080"/>
    </style:style>
    <style:style style:name="gr32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08cm" fo:min-width="0.26cm" fo:padding-top="0cm" fo:padding-bottom="0cm" fo:padding-left="0cm" fo:padding-right="0cm" fo:wrap-option="no-wrap" draw:shadow-color="#808080"/>
    </style:style>
    <style:style style:name="gr33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08cm" fo:min-width="0.26cm" fo:padding-top="0cm" fo:padding-bottom="0cm" fo:padding-left="0cm" fo:padding-right="0cm" fo:wrap-option="no-wrap" draw:shadow-color="#808080"/>
    </style:style>
    <style:style style:name="gr34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08cm" fo:min-width="0.26cm" fo:padding-top="0cm" fo:padding-bottom="0cm" fo:padding-left="0cm" fo:padding-right="0cm" fo:wrap-option="no-wrap" draw:shadow-color="#808080"/>
    </style:style>
    <style:style style:name="gr35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08cm" fo:min-width="0.26cm" fo:padding-top="0cm" fo:padding-bottom="0cm" fo:padding-left="0cm" fo:padding-right="0cm" fo:wrap-option="no-wrap" draw:shadow-color="#808080"/>
    </style:style>
    <style:style style:name="gr36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08cm" fo:min-width="0.26cm" fo:padding-top="0cm" fo:padding-bottom="0cm" fo:padding-left="0cm" fo:padding-right="0cm" fo:wrap-option="no-wrap" draw:shadow-color="#808080"/>
    </style:style>
    <style:style style:name="gr37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08cm" fo:min-width="0.26cm" fo:padding-top="0cm" fo:padding-bottom="0cm" fo:padding-left="0cm" fo:padding-right="0cm" fo:wrap-option="no-wrap" draw:shadow-color="#808080"/>
    </style:style>
    <style:style style:name="gr38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08cm" fo:min-width="0.26cm" fo:padding-top="0cm" fo:padding-bottom="0cm" fo:padding-left="0cm" fo:padding-right="0cm" fo:wrap-option="no-wrap" draw:shadow-color="#808080"/>
    </style:style>
    <style:style style:name="gr39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08cm" fo:min-width="0.26cm" fo:padding-top="0cm" fo:padding-bottom="0cm" fo:padding-left="0cm" fo:padding-right="0cm" fo:wrap-option="no-wrap" draw:shadow-color="#808080"/>
    </style:style>
    <style:style style:name="gr40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08cm" fo:min-width="0.26cm" fo:padding-top="0cm" fo:padding-bottom="0cm" fo:padding-left="0cm" fo:padding-right="0cm" fo:wrap-option="no-wrap" draw:shadow-color="#808080"/>
    </style:style>
    <style:style style:name="gr41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08cm" fo:min-width="0.26cm" fo:padding-top="0cm" fo:padding-bottom="0cm" fo:padding-left="0cm" fo:padding-right="0cm" fo:wrap-option="no-wrap" draw:shadow-color="#808080"/>
    </style:style>
    <style:style style:name="gr42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08cm" fo:min-width="0.26cm" fo:padding-top="0cm" fo:padding-bottom="0cm" fo:padding-left="0cm" fo:padding-right="0cm" fo:wrap-option="no-wrap" draw:shadow-color="#808080"/>
    </style:style>
    <style:style style:name="gr43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08cm" fo:min-width="0.26cm" fo:padding-top="0cm" fo:padding-bottom="0cm" fo:padding-left="0cm" fo:padding-right="0cm" fo:wrap-option="no-wrap" draw:shadow-color="#808080"/>
    </style:style>
    <style:style style:name="gr44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08cm" fo:min-width="0.26cm" fo:padding-top="0cm" fo:padding-bottom="0cm" fo:padding-left="0cm" fo:padding-right="0cm" fo:wrap-option="no-wrap" draw:shadow-color="#808080"/>
    </style:style>
    <style:style style:name="gr45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08cm" fo:min-width="0.26cm" fo:padding-top="0cm" fo:padding-bottom="0cm" fo:padding-left="0cm" fo:padding-right="0cm" fo:wrap-option="no-wrap" draw:shadow-color="#808080"/>
    </style:style>
    <style:style style:name="gr46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08cm" fo:min-width="0.26cm" fo:padding-top="0cm" fo:padding-bottom="0cm" fo:padding-left="0cm" fo:padding-right="0cm" fo:wrap-option="no-wrap" draw:shadow-color="#808080"/>
    </style:style>
    <style:style style:name="gr47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93cm" fo:min-width="6.382cm" fo:padding-top="0cm" fo:padding-bottom="0cm" fo:padding-left="0cm" fo:padding-right="0cm" fo:wrap-option="no-wrap" draw:shadow-color="#808080"/>
    </style:style>
    <style:style style:name="gr48" style:family="graphic" style:parent-style-name="standard">
      <style:graphic-properties svg:stroke-width="0.05cm" svg:stroke-color="#008080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49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93cm" fo:min-width="2.8cm" fo:padding-top="0.13cm" fo:padding-bottom="0.13cm" fo:padding-left="0.25cm" fo:padding-right="0.25cm" fo:wrap-option="no-wrap" draw:shadow-color="#808080"/>
    </style:style>
    <style:style style:name="gr50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93cm" fo:min-width="4.35cm" fo:padding-top="0.13cm" fo:padding-bottom="0.13cm" fo:padding-left="0.25cm" fo:padding-right="0.25cm" fo:wrap-option="no-wrap" draw:shadow-color="#808080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margin-left="0cm" fo:margin-right="0cm" fo:margin-top="0.105cm" fo:margin-bottom="0cm" fo:line-height="100%" fo:text-align="center" fo:text-indent="0cm"/>
    </style:style>
    <style:style style:name="P4" style:family="paragraph">
      <style:paragraph-properties fo:margin-left="0cm" fo:margin-right="0cm" fo:margin-top="0.105cm" fo:margin-bottom="0cm" fo:line-height="100%" fo:text-align="center" fo:text-indent="0cm" style:writing-mode="lr-tb" style:font-independent-line-spacing="true"/>
    </style:style>
    <style:style style:name="P5" style:family="paragraph">
      <style:paragraph-properties fo:margin-left="0cm" fo:margin-right="0cm" fo:margin-top="0.123cm" fo:margin-bottom="0cm" fo:line-height="100%" fo:text-align="center" fo:text-indent="0cm"/>
    </style:style>
    <style:style style:name="P6" style:family="paragraph">
      <style:paragraph-properties fo:margin-left="0cm" fo:margin-right="0cm" fo:margin-top="0.123cm" fo:margin-bottom="0cm" fo:line-height="100%" fo:text-align="center" fo:text-indent="0cm" style:writing-mode="lr-tb" style:font-independent-line-spacing="true"/>
    </style:style>
    <style:style style:name="P7" style:family="paragraph">
      <style:paragraph-properties fo:text-align="center"/>
    </style:style>
    <style:style style:name="T1" style:family="text">
      <style:text-properties fo:font-family="'Comic Sans MS'" style:font-family-generic="script" style:font-pitch="variable" fo:font-size="12pt" style:font-size-asian="12pt" style:font-size-complex="12pt"/>
    </style:style>
    <style:style style:name="T2" style:family="text">
      <style:text-properties fo:font-family="'Comic Sans MS'" style:font-family-generic="script" style:font-pitch="variable" fo:font-size="14pt" fo:font-weight="bold" style:font-size-asian="14pt" style:font-weight-asian="bold" style:font-size-complex="14pt" style:font-weight-complex="bold"/>
    </style:style>
    <style:style style:name="T3" style:family="text">
      <style:text-properties fo:font-family="'Comic Sans MS'" style:font-family-generic="script" style:font-pitch="variable" fo:font-size="14pt" style:font-size-asian="14pt" style:font-size-complex="14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drawing>
      <draw:page draw:name="page1" draw:style-name="dp1" draw:master-page-name="figure">
        <draw:custom-shape draw:style-name="gr1" draw:text-style-name="P1" draw:layer="layout" svg:width="10.583cm" svg:height="5.76cm" svg:x="1.175cm" svg:y="2.74cm">
          <text:p/>
          <draw:enhanced-geometry svg:viewBox="0 0 21600 21600" draw:path-stretchpoint-x="10800" draw:path-stretchpoint-y="10800" draw:text-areas="?f3 ?f4 ?f5 ?f6" draw:type="round-rectangle" draw:modifiers="63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234cm" svg:height="4.233cm" svg:x="1.266cm" svg:y="4.1cm">
          <text:p/>
          <draw:enhanced-geometry svg:viewBox="0 0 21600 21600" draw:path-stretchpoint-x="10800" draw:path-stretchpoint-y="10800" draw:text-areas="?f3 ?f4 ?f5 ?f6" draw:type="round-rectangle" draw:modifiers="63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2.5cm" svg:height="3cm" svg:x="1.5cm" svg:y="5.2cm">
          <text:p/>
          <draw:enhanced-geometry svg:viewBox="0 0 21600 21600" draw:path-stretchpoint-x="10800" draw:path-stretchpoint-y="10800" draw:text-areas="?f3 ?f4 ?f5 ?f6" draw:type="round-rectangle" draw:modifiers="63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1.199cm" svg:height="0.846cm" svg:x="2.801cm" svg:y="6.4cm">
          <text:p/>
          <draw:enhanced-geometry svg:viewBox="0 0 21600 21600" draw:path-stretchpoint-x="10800" draw:path-stretchpoint-y="10800" draw:text-areas="?f3 ?f4 ?f5 ?f6" draw:type="round-rectangle" draw:modifiers="63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2" draw:layer="layout" svg:x1="1.891cm" svg:y1="7.977cm" svg:x2="2.182cm" svg:y2="6.68cm">
          <text:p/>
        </draw:line>
        <draw:line draw:style-name="gr5" draw:text-style-name="P2" draw:layer="layout" svg:x1="2.525cm" svg:y1="7.894cm" svg:x2="2.208cm" svg:y2="6.708cm">
          <text:p/>
        </draw:line>
        <draw:line draw:style-name="gr5" draw:text-style-name="P2" draw:layer="layout" svg:x1="2.182cm" svg:y1="6.68cm" svg:x2="2.786cm" svg:y2="5.485cm">
          <text:p/>
        </draw:line>
        <draw:line draw:style-name="gr5" draw:text-style-name="P2" draw:layer="layout" svg:x1="3.39cm" svg:y1="6.712cm" svg:x2="2.808cm" svg:y2="5.504cm">
          <text:p/>
        </draw:line>
        <draw:line draw:style-name="gr5" draw:text-style-name="P2" draw:layer="layout" svg:x1="3.932cm" svg:y1="4.207cm" svg:x2="2.759cm" svg:y2="5.486cm">
          <text:p/>
        </draw:line>
        <draw:line draw:style-name="gr5" draw:text-style-name="P2" draw:layer="layout" svg:x1="6.63cm" svg:y1="2.854cm" svg:x2="3.927cm" svg:y2="4.181cm">
          <text:p/>
        </draw:line>
        <draw:line draw:style-name="gr5" draw:text-style-name="P2" draw:layer="layout" svg:x1="11.941cm" svg:y1="1.553cm" svg:x2="6.565cm" svg:y2="2.88cm">
          <text:p/>
        </draw:line>
        <draw:line draw:style-name="gr5" draw:text-style-name="P2" draw:layer="layout" svg:x1="5.309cm" svg:y1="5.491cm" svg:x2="3.955cm" svg:y2="4.247cm">
          <text:p/>
        </draw:line>
        <draw:line draw:style-name="gr5" draw:text-style-name="P2" draw:layer="layout" svg:x1="9.435cm" svg:y1="4.247cm" svg:x2="6.626cm" svg:y2="2.845cm">
          <text:p/>
        </draw:line>
        <draw:line draw:style-name="gr5" draw:text-style-name="P2" draw:layer="layout" svg:x1="17.452cm" svg:y1="2.87cm" svg:x2="11.971cm" svg:y2="1.547cm">
          <text:p/>
        </draw:line>
        <draw:custom-shape draw:style-name="gr6" draw:text-style-name="P1" xml:id="id4" draw:id="id4" draw:layer="layout" svg:width="0.211cm" svg:height="0.212cm" svg:x="2.4cm" svg:y="7.8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11cm" svg:height="0.212cm" svg:x="1.789cm" svg:y="7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1" xml:id="id5" draw:id="id5" draw:layer="layout" svg:width="0.211cm" svg:height="0.211cm" svg:x="3.32cm" svg:y="6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9.435cm" svg:y1="4.287cm" svg:x2="8.262cm" svg:y2="5.566cm">
          <text:p/>
        </draw:line>
        <draw:line draw:style-name="gr5" draw:text-style-name="P2" draw:layer="layout" svg:x1="10.838cm" svg:y1="5.676cm" svg:x2="9.458cm" svg:y2="4.326cm">
          <text:p/>
        </draw:line>
        <draw:line draw:style-name="gr5" draw:text-style-name="P2" draw:layer="layout" svg:x1="4.696cm" svg:y1="6.654cm" svg:x2="5.3cm" svg:y2="5.459cm">
          <text:p/>
        </draw:line>
        <draw:line draw:style-name="gr5" draw:text-style-name="P2" draw:layer="layout" svg:x1="5.904cm" svg:y1="6.685cm" svg:x2="5.322cm" svg:y2="5.476cm">
          <text:p/>
        </draw:line>
        <draw:custom-shape draw:style-name="gr7" draw:text-style-name="P1" draw:layer="layout" svg:width="0.211cm" svg:height="0.211cm" svg:x="5.86cm" svg:y="6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3" draw:id="id3" draw:layer="layout" svg:width="0.212cm" svg:height="0.211cm" svg:x="4.563cm" svg:y="6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2" draw:id="id2" draw:layer="layout" svg:width="0.212cm" svg:height="0.212cm" svg:x="8.135cm" svg:y="5.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0.252cm" svg:y1="6.865cm" svg:x2="10.856cm" svg:y2="5.67cm">
          <text:p/>
        </draw:line>
        <draw:line draw:style-name="gr5" draw:text-style-name="P2" draw:layer="layout" svg:x1="11.46cm" svg:y1="6.897cm" svg:x2="10.878cm" svg:y2="5.689cm">
          <text:p/>
        </draw:line>
        <draw:custom-shape draw:style-name="gr7" draw:text-style-name="P1" draw:layer="layout" svg:width="0.212cm" svg:height="0.212cm" svg:x="11.416cm" svg:y="6.9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211cm" svg:height="0.212cm" svg:x="10.12cm" svg:y="6.9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7.452cm" svg:y1="2.906cm" svg:x2="14.749cm" svg:y2="4.234cm">
          <text:p/>
        </draw:line>
        <draw:line draw:style-name="gr5" draw:text-style-name="P2" draw:layer="layout" svg:x1="20.257cm" svg:y1="4.3cm" svg:x2="17.448cm" svg:y2="2.898cm">
          <text:p/>
        </draw:line>
        <draw:line draw:style-name="gr5" draw:text-style-name="P2" draw:layer="layout" svg:x1="15.226cm" svg:y1="7.977cm" svg:x2="15.517cm" svg:y2="6.68cm">
          <text:p/>
        </draw:line>
        <draw:line draw:style-name="gr5" draw:text-style-name="P2" draw:layer="layout" svg:x1="15.86cm" svg:y1="7.894cm" svg:x2="15.543cm" svg:y2="6.708cm">
          <text:p/>
        </draw:line>
        <draw:line draw:style-name="gr5" draw:text-style-name="P2" draw:layer="layout" svg:x1="13.03cm" svg:y1="6.707cm" svg:x2="13.634cm" svg:y2="5.512cm">
          <text:p/>
        </draw:line>
        <draw:line draw:style-name="gr5" draw:text-style-name="P2" draw:layer="layout" svg:x1="14.238cm" svg:y1="6.738cm" svg:x2="13.656cm" svg:y2="5.529cm">
          <text:p/>
        </draw:line>
        <draw:line draw:style-name="gr5" draw:text-style-name="P2" draw:layer="layout" svg:x1="14.78cm" svg:y1="4.234cm" svg:x2="13.607cm" svg:y2="5.513cm">
          <text:p/>
        </draw:line>
        <draw:line draw:style-name="gr5" draw:text-style-name="P2" draw:layer="layout" svg:x1="16.155cm" svg:y1="5.516cm" svg:x2="14.802cm" svg:y2="4.273cm">
          <text:p/>
        </draw:line>
        <draw:custom-shape draw:style-name="gr7" draw:text-style-name="P1" draw:layer="layout" svg:width="0.211cm" svg:height="0.212cm" svg:x="15.094cm" svg:y="7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11cm" svg:height="0.212cm" svg:x="15.729cm" svg:y="7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12cm" svg:height="0.212cm" svg:x="12.924cm" svg:y="6.7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5.544cm" svg:y1="6.68cm" svg:x2="16.148cm" svg:y2="5.485cm">
          <text:p/>
        </draw:line>
        <draw:line draw:style-name="gr5" draw:text-style-name="P2" draw:layer="layout" svg:x1="16.752cm" svg:y1="6.712cm" svg:x2="16.17cm" svg:y2="5.504cm">
          <text:p/>
        </draw:line>
        <draw:custom-shape draw:style-name="gr7" draw:text-style-name="P1" draw:layer="layout" svg:width="0.211cm" svg:height="0.212cm" svg:x="16.708cm" svg:y="6.7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211cm" svg:height="0.212cm" svg:x="21.444cm" svg:y="5.5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3.956cm" svg:y1="8.004cm" svg:x2="14.247cm" svg:y2="6.708cm">
          <text:p/>
        </draw:line>
        <draw:line draw:style-name="gr5" draw:text-style-name="P2" draw:layer="layout" svg:x1="14.59cm" svg:y1="7.92cm" svg:x2="14.273cm" svg:y2="6.734cm">
          <text:p/>
        </draw:line>
        <draw:custom-shape draw:style-name="gr7" draw:text-style-name="P1" draw:layer="layout" svg:width="0.211cm" svg:height="0.212cm" svg:x="13.824cm" svg:y="7.8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11cm" svg:height="0.212cm" svg:x="14.459cm" svg:y="7.8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8.48cm" svg:y1="6.786cm" svg:x2="19.085cm" svg:y2="5.591cm">
          <text:p/>
        </draw:line>
        <draw:line draw:style-name="gr5" draw:text-style-name="P2" draw:layer="layout" svg:x1="19.689cm" svg:y1="6.818cm" svg:x2="19.107cm" svg:y2="5.61cm">
          <text:p/>
        </draw:line>
        <draw:line draw:style-name="gr5" draw:text-style-name="P2" draw:layer="layout" svg:x1="20.23cm" svg:y1="4.313cm" svg:x2="19.057cm" svg:y2="5.592cm">
          <text:p/>
        </draw:line>
        <draw:line draw:style-name="gr5" draw:text-style-name="P2" draw:layer="layout" svg:x1="21.607cm" svg:y1="5.595cm" svg:x2="20.253cm" svg:y2="4.352cm">
          <text:p/>
        </draw:line>
        <draw:custom-shape draw:style-name="gr11" draw:text-style-name="P1" xml:id="id1" draw:id="id1" draw:layer="layout" svg:width="0.211cm" svg:height="0.211cm" svg:x="18.375cm" svg:y="6.8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9.406cm" svg:y1="8.083cm" svg:x2="19.698cm" svg:y2="6.786cm">
          <text:p/>
        </draw:line>
        <draw:line draw:style-name="gr5" draw:text-style-name="P2" draw:layer="layout" svg:x1="20.04cm" svg:y1="8cm" svg:x2="19.723cm" svg:y2="6.814cm">
          <text:p/>
        </draw:line>
        <draw:custom-shape draw:style-name="gr7" draw:text-style-name="P1" draw:layer="layout" svg:width="0.212cm" svg:height="0.211cm" svg:x="19.274cm" svg:y="7.9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12cm" svg:height="0.211cm" svg:x="19.909cm" svg:y="7.9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1.048cm" svg:height="0.508cm" svg:x="0.1cm" svg:y="0.212cm">
          <text:list text:style-name="L1">
            <text:list-header>
              <text:p text:style-name="P3"><text:span text:style-name="T1">11…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4" draw:layer="layout" svg:width="1.319cm" svg:height="0.508cm" svg:x="21.589cm" svg:y="0.212cm">
          <text:list text:style-name="L1">
            <text:list-header>
              <text:p text:style-name="P3"><text:span text:style-name="T1">00…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4" draw:layer="layout" svg:width="0.193cm" svg:height="0.508cm" svg:x="8.782cm" svg:y="1.694cm">
          <text:list text:style-name="L1">
            <text:list-header>
              <text:p text:style-name="P3"><text:span text:style-name="T1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4" draw:layer="layout" svg:width="0.193cm" svg:height="0.508cm" svg:x="5.184cm" svg:y="2.964cm">
          <text:list text:style-name="L1">
            <text:list-header>
              <text:p text:style-name="P3"><text:span text:style-name="T1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4" draw:layer="layout" svg:width="0.193cm" svg:height="0.508cm" svg:x="3.067cm" svg:y="4.445cm">
          <text:list text:style-name="L1">
            <text:list-header>
              <text:p text:style-name="P3"><text:span text:style-name="T1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4" draw:layer="layout" svg:width="0.193cm" svg:height="0.508cm" svg:x="2.22cm" svg:y="5.715cm">
          <text:list text:style-name="L1">
            <text:list-header>
              <text:p text:style-name="P3"><text:span text:style-name="T1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4" draw:layer="layout" svg:width="0.193cm" svg:height="0.508cm" svg:x="1.797cm" svg:y="6.985cm">
          <text:list text:style-name="L1">
            <text:list-header>
              <text:p text:style-name="P3"><text:span text:style-name="T1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4" draw:layer="layout" svg:width="0.193cm" svg:height="0.508cm" svg:x="8.57cm" svg:y="4.657cm">
          <text:list text:style-name="L1">
            <text:list-header>
              <text:p text:style-name="P3"><text:span text:style-name="T1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4" draw:layer="layout" svg:width="0.193cm" svg:height="0.508cm" svg:x="10.264cm" svg:y="5.927cm">
          <text:list text:style-name="L1">
            <text:list-header>
              <text:p text:style-name="P3"><text:span text:style-name="T1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4" draw:layer="layout" svg:width="0.193cm" svg:height="0.508cm" svg:x="4.76cm" svg:y="5.715cm">
          <text:list text:style-name="L1">
            <text:list-header>
              <text:p text:style-name="P3"><text:span text:style-name="T1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4" draw:layer="layout" svg:width="0.193cm" svg:height="0.508cm" svg:x="13.015cm" svg:y="5.715cm">
          <text:list text:style-name="L1">
            <text:list-header>
              <text:p text:style-name="P3"><text:span text:style-name="T1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4" draw:layer="layout" svg:width="0.193cm" svg:height="0.508cm" svg:x="13.862cm" svg:y="6.985cm">
          <text:list text:style-name="L1">
            <text:list-header>
              <text:p text:style-name="P3"><text:span text:style-name="T1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4" draw:layer="layout" svg:width="0.193cm" svg:height="0.508cm" svg:x="15.132cm" svg:y="6.985cm">
          <text:list text:style-name="L1">
            <text:list-header>
              <text:p text:style-name="P3"><text:span text:style-name="T1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4" draw:layer="layout" svg:width="0.193cm" svg:height="0.508cm" svg:x="18.519cm" svg:y="5.927cm">
          <text:list text:style-name="L1">
            <text:list-header>
              <text:p text:style-name="P3"><text:span text:style-name="T1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4" draw:layer="layout" svg:width="0.193cm" svg:height="0.508cm" svg:x="19.365cm" svg:y="7.197cm">
          <text:list text:style-name="L1">
            <text:list-header>
              <text:p text:style-name="P3"><text:span text:style-name="T1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4" draw:layer="layout" svg:width="0.193cm" svg:height="0.508cm" svg:x="19.365cm" svg:y="4.657cm">
          <text:list text:style-name="L1">
            <text:list-header>
              <text:p text:style-name="P3"><text:span text:style-name="T1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4" draw:layer="layout" svg:width="0.193cm" svg:height="0.508cm" svg:x="13.862cm" svg:y="4.445cm">
          <text:list text:style-name="L1">
            <text:list-header>
              <text:p text:style-name="P3"><text:span text:style-name="T1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" draw:text-style-name="P4" draw:layer="layout" svg:width="0.193cm" svg:height="0.508cm" svg:x="15.767cm" svg:y="2.964cm">
          <text:list text:style-name="L1">
            <text:list-header>
              <text:p text:style-name="P3"><text:span text:style-name="T1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" draw:text-style-name="P4" draw:layer="layout" svg:width="0.26cm" svg:height="0.508cm" svg:x="2.425cm" svg:y="6.985cm">
          <text:list text:style-name="L1">
            <text:list-header>
              <text:p text:style-name="P3"><text:span text:style-name="T1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" draw:text-style-name="P4" draw:layer="layout" svg:width="0.26cm" svg:height="0.508cm" svg:x="3.06cm" svg:y="5.715cm">
          <text:list text:style-name="L1">
            <text:list-header>
              <text:p text:style-name="P3"><text:span text:style-name="T1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" draw:text-style-name="P4" draw:layer="layout" svg:width="0.26cm" svg:height="0.508cm" svg:x="4.753cm" svg:y="4.445cm">
          <text:list text:style-name="L1">
            <text:list-header>
              <text:p text:style-name="P3"><text:span text:style-name="T1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4" draw:layer="layout" svg:width="0.26cm" svg:height="0.508cm" svg:x="5.6cm" svg:y="5.715cm">
          <text:list text:style-name="L1">
            <text:list-header>
              <text:p text:style-name="P3"><text:span text:style-name="T1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" draw:text-style-name="P4" draw:layer="layout" svg:width="0.26cm" svg:height="0.508cm" svg:x="8.14cm" svg:y="3.175cm">
          <text:list text:style-name="L1">
            <text:list-header>
              <text:p text:style-name="P3"><text:span text:style-name="T1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" draw:text-style-name="P4" draw:layer="layout" svg:width="0.26cm" svg:height="0.508cm" svg:x="10.045cm" svg:y="4.445cm">
          <text:list text:style-name="L1">
            <text:list-header>
              <text:p text:style-name="P3"><text:span text:style-name="T1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6" draw:text-style-name="P4" draw:layer="layout" svg:width="0.26cm" svg:height="0.508cm" svg:x="11.315cm" svg:y="5.927cm">
          <text:list text:style-name="L1">
            <text:list-header>
              <text:p text:style-name="P3"><text:span text:style-name="T1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" draw:text-style-name="P4" draw:layer="layout" svg:width="0.26cm" svg:height="0.508cm" svg:x="18.3cm" svg:y="2.752cm">
          <text:list text:style-name="L1">
            <text:list-header>
              <text:p text:style-name="P3"><text:span text:style-name="T1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8" draw:text-style-name="P4" draw:layer="layout" svg:width="0.26cm" svg:height="0.508cm" svg:x="15.548cm" svg:y="4.657cm">
          <text:list text:style-name="L1">
            <text:list-header>
              <text:p text:style-name="P3"><text:span text:style-name="T1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4" draw:layer="layout" svg:width="0.26cm" svg:height="0.508cm" svg:x="13.855cm" svg:y="5.715cm">
          <text:list text:style-name="L1">
            <text:list-header>
              <text:p text:style-name="P3"><text:span text:style-name="T1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0" draw:text-style-name="P4" draw:layer="layout" svg:width="0.26cm" svg:height="0.508cm" svg:x="14.49cm" svg:y="6.985cm">
          <text:list text:style-name="L1">
            <text:list-header>
              <text:p text:style-name="P3"><text:span text:style-name="T1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" draw:text-style-name="P4" draw:layer="layout" svg:width="0.26cm" svg:height="0.508cm" svg:x="15.76cm" svg:y="6.985cm">
          <text:list text:style-name="L1">
            <text:list-header>
              <text:p text:style-name="P3"><text:span text:style-name="T1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2" draw:text-style-name="P4" draw:layer="layout" svg:width="0.26cm" svg:height="0.508cm" svg:x="16.395cm" svg:y="5.715cm">
          <text:list text:style-name="L1">
            <text:list-header>
              <text:p text:style-name="P3"><text:span text:style-name="T1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3" draw:text-style-name="P4" draw:layer="layout" svg:width="0.26cm" svg:height="0.508cm" svg:x="20.84cm" svg:y="4.445cm">
          <text:list text:style-name="L1">
            <text:list-header>
              <text:p text:style-name="P3"><text:span text:style-name="T1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4" draw:text-style-name="P4" draw:layer="layout" svg:width="0.26cm" svg:height="0.508cm" svg:x="19.565cm" svg:y="5.927cm">
          <text:list text:style-name="L1">
            <text:list-header>
              <text:p text:style-name="P3"><text:span text:style-name="T1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5" draw:text-style-name="P4" draw:layer="layout" svg:width="0.26cm" svg:height="0.508cm" svg:x="19.993cm" svg:y="7.197cm">
          <text:list text:style-name="L1">
            <text:list-header>
              <text:p text:style-name="P3"><text:span text:style-name="T1">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2" draw:layer="layout" svg:x1="22.555cm" svg:y1="0.887cm" svg:x2="0.753cm" svg:y2="0.887cm">
          <text:p/>
        </draw:line>
        <draw:custom-shape draw:style-name="gr46" draw:text-style-name="P4" draw:layer="layout" svg:width="0.26cm" svg:height="0.508cm" svg:x="14.49cm" svg:y="1.694cm">
          <text:list text:style-name="L1">
            <text:list-header>
              <text:p text:style-name="P3"><text:span text:style-name="T1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1" draw:layer="layout" svg:width="0.212cm" svg:height="0.212cm" svg:x="1.732cm" svg:y="0.7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11cm" svg:height="0.212cm" svg:x="2.394cm" svg:y="0.7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11cm" svg:height="0.212cm" svg:x="3.32cm" svg:y="0.7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12cm" svg:height="0.212cm" svg:x="4.537cm" svg:y="0.7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11cm" svg:height="0.212cm" svg:x="5.86cm" svg:y="0.7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11cm" svg:height="0.212cm" svg:x="8.109cm" svg:y="0.7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11cm" svg:height="0.212cm" svg:x="10.12cm" svg:y="0.7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11cm" svg:height="0.212cm" svg:x="11.39cm" svg:y="0.7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12cm" svg:height="0.212cm" svg:x="12.924cm" svg:y="0.7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12cm" svg:height="0.212cm" svg:x="13.797cm" svg:y="0.7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12cm" svg:height="0.212cm" svg:x="14.432cm" svg:y="0.7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12cm" svg:height="0.212cm" svg:x="15.12cm" svg:y="0.7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11cm" svg:height="0.212cm" svg:x="15.729cm" svg:y="0.7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12cm" svg:height="0.212cm" svg:x="16.681cm" svg:y="0.7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12cm" svg:height="0.212cm" svg:x="18.401cm" svg:y="0.7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12cm" svg:height="0.212cm" svg:x="19.274cm" svg:y="0.7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11cm" svg:height="0.212cm" svg:x="19.936cm" svg:y="0.7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12cm" svg:height="0.212cm" svg:x="21.417cm" svg:y="0.7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6" draw:layer="layout" svg:width="6.382cm" svg:height="0.593cm" svg:x="7.925cm" svg:y="0cm">
          <text:list text:style-name="L1">
            <text:list-header>
              <text:p text:style-name="P5"><text:span text:style-name="T2">Space of 160-bit numbers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48" draw:text-style-name="P7" draw:layer="layout" draw:type="curve" svg:x1="18.481cm" svg:y1="7.025cm" svg:x2="8.241cm" svg:y2="5.782cm" draw:start-shape="id1" draw:start-glue-point="8" draw:end-shape="id2" draw:end-glue-point="8" svg:d="m18481 7025c0 768-10240 1389-10240-1243">
          <text:p/>
        </draw:connector>
        <draw:g>
          <draw:custom-shape draw:style-name="gr10" draw:text-style-name="P1" draw:layer="layout" svg:width="0.211cm" svg:height="0.211cm" svg:x="19cm" svg:y="1.7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" draw:text-style-name="P6" draw:layer="layout" svg:width="3.3cm" svg:height="0.853cm" svg:x="19.211cm" svg:y="1.5cm">
            <text:list text:style-name="L1">
              <text:list-header>
                <text:p text:style-name="P5"><text:span text:style-name="T3">Node / Peer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50" draw:text-style-name="P6" draw:layer="layout" svg:width="4.85cm" svg:height="0.853cm" svg:x="2cm" svg:y="1.9cm">
          <text:list text:style-name="L1">
            <text:list-header>
              <text:p text:style-name="P5"><text:span text:style-name="T2">No common prefix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48" draw:text-style-name="P7" draw:layer="layout" draw:type="curve" draw:line-skew="-0.471cm" svg:x1="8.241cm" svg:y1="5.782cm" svg:x2="4.669cm" svg:y2="6.919cm" draw:start-shape="id2" draw:start-glue-point="8" draw:end-shape="id3" draw:end-glue-point="8" svg:d="m8241 5782c0 1767-3572 1198-3572 1137">
          <text:p/>
        </draw:connector>
        <draw:connector draw:style-name="gr48" draw:text-style-name="P7" draw:layer="layout" draw:type="curve" draw:line-skew="-0.322cm" svg:x1="4.669cm" svg:y1="6.919cm" svg:x2="2.506cm" svg:y2="8.1cm" draw:start-shape="id3" draw:start-glue-point="8" draw:end-shape="id4" draw:end-glue-point="8" svg:d="m4669 6919c0 2056-2163 1466-2163 1181">
          <text:p/>
        </draw:connector>
        <draw:connector draw:style-name="gr48" draw:text-style-name="P7" draw:layer="layout" draw:type="curve" svg:x1="2.611cm" svg:y1="7.994cm" svg:x2="3.426cm" svg:y2="6.919cm" draw:start-shape="id4" draw:start-glue-point="10" draw:end-shape="id5" draw:end-glue-point="8" svg:d="m2611 7994c544 0 815-358 815-107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Dash_20_2" draw:display-name="Dash 2" draw:style="rect" draw:dots1="1" draw:dots1-length="0.026cm" draw:distance="0.026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3cm" fo:page-height="8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figur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10-25T11:25:42</meta:creation-date>
    <meta:editing-duration>PT33M30S</meta:editing-duration>
    <meta:editing-cycles>7</meta:editing-cycles>
    <meta:generator>OpenOffice.org/3.3$Unix OpenOffice.org_project/330m20$Build-9567</meta:generator>
    <meta:initial-creator>Alberto Montresor</meta:initial-creator>
    <dc:date>2011-10-25T11:59:11</dc:date>
    <dc:creator>Alberto Montresor</dc:creator>
    <meta:document-statistic meta:object-count="119"/>
  </office:meta>
</office:document-meta>
</file>